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/>
    <style:font-face style:name="Arial3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adornments="Italic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left="0in" fo:margin-right="0in" fo:text-indent="0in" style:auto-text-indent="false" fo:padding="0.0291in" fo:border-left="none" fo:border-right="none" fo:border-top="none" fo:border-bottom="0.0008in solid #000000" style:join-border="false"/>
      <style:text-properties style:font-name="Times New Roman" fo:font-size="12pt" style:font-size-asian="12pt" style:font-size-complex="12pt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/>
      <style:text-properties style:font-name="Times New Roman" fo:font-size="12pt" style:font-size-asian="12pt" style:font-size-complex="12pt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  <style:text-properties style:font-name="Times New Roman" fo:font-size="12pt" style:font-size-asian="12pt" style:font-size-complex="12pt"/>
    </style:style>
    <style:style style:name="P7" style:family="paragraph" style:parent-style-name="Standard" style:list-style-name="WWNum2">
      <style:paragraph-properties fo:margin-left="1in" fo:margin-right="0in" fo:text-indent="-0.25in" style:auto-text-indent="false"/>
      <style:text-properties style:font-name="Times New Roman" fo:font-size="12pt" style:font-size-asian="12pt" style:font-size-complex="12pt"/>
    </style:style>
    <style:style style:name="P8" style:family="paragraph" style:parent-style-name="Standard" style:list-style-name="WWNum1">
      <style:paragraph-properties fo:margin-left="1in" fo:margin-right="0in" fo:text-indent="-0.25in" style:auto-text-indent="false"/>
      <style:text-properties style:font-name="Times New Roman" fo:font-size="12pt" style:font-size-asian="12pt" style:font-size-complex="12pt"/>
    </style:style>
    <style:style style:name="P9" style:family="paragraph" style:parent-style-name="Standard" style:list-style-name="WWNum2">
      <style:paragraph-properties fo:margin-left="1.5in" fo:margin-right="0in" fo:text-indent="-0.25in" style:auto-text-indent="false"/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margin-left="0in" fo:margin-right="0in" fo:text-indent="0.5in" style:auto-text-indent="false"/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fo:margin-left="1.5in" fo:margin-right="0in" fo:text-indent="0in" style:auto-text-indent="false"/>
      <style:text-properties style:font-name="Times New Roman" fo:font-size="12pt" style:font-size-asian="12pt" style:font-size-complex="12pt"/>
    </style:style>
    <style:style style:name="P12" style:family="paragraph" style:parent-style-name="Standard" style:master-page-name="Standard">
      <style:paragraph-properties style:page-number="auto"/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style:font-name="Times New Roman" fo:font-size="12pt" style:font-size-asian="12pt" style:font-size-complex="12pt"/>
    </style:style>
    <style:style style:name="P14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Times New Roman1" fo:font-size="12pt" fo:font-style="normal" style:text-underline-style="none" fo:font-weight="bold" style:text-blinking="false" fo:background-color="transparent"/>
    </style:style>
    <style:style style:name="P15" style:family="paragraph" style:parent-style-name="Text_20_body" style:list-style-name="L1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1">
      <style:paragraph-properties fo:margin-top="0in" fo:margin-bottom="0in" fo:line-height="138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Times New Roman1" fo:font-size="11pt" fo:font-style="normal" style:text-underline-style="none" fo:font-weight="normal" style:text-blinking="false"/>
    </style:style>
    <style:style style:name="P17" style:family="paragraph" style:parent-style-name="Text_20_body">
      <style:paragraph-properties fo:margin-left="1.5in" fo:margin-right="0in" fo:margin-top="0in" fo:margin-bottom="0in" fo:line-height="138%" fo:text-indent="0in" style:auto-text-indent="false" style:writing-mode="lr-tb"/>
      <style:text-properties fo:font-variant="normal" fo:text-transform="none" fo:color="#000000" style:text-line-through-style="none" style:text-underline-style="none" style:text-blinking="false" fo:background-color="#ffffff"/>
    </style:style>
    <style:style style:name="P18" style:family="paragraph" style:parent-style-name="Text_20_body">
      <style:paragraph-properties fo:margin-left="1.5in" fo:margin-right="0in" fo:margin-top="0in" fo:margin-bottom="0in" fo:line-height="138%" fo:text-indent="0in" style:auto-text-indent="false" style:writing-mode="lr-tb"/>
      <style:text-properties fo:font-variant="normal" fo:text-transform="none" fo:color="#000000" style:text-line-through-style="none" style:font-name="Times New Roman1" fo:font-size="12pt" fo:font-style="normal" style:text-underline-style="none" fo:font-weight="normal" style:text-blinking="false" fo:background-color="#ffffff"/>
    </style:style>
    <style:style style:name="P19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000000" style:text-line-through-style="none" style:font-name="Times New Roman1" fo:font-size="12pt" fo:font-style="normal" style:text-underline-style="none" fo:font-weight="bold" style:text-blinking="false" fo:background-color="transparent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style:font-weight-asian="bold"/>
    </style:style>
    <style:style style:name="T3" style:family="text">
      <style:text-properties style:text-underline-style="none"/>
    </style:style>
    <style:style style:name="T4" style:family="text">
      <style:text-properties fo:font-style="italic" style:font-style-asian="italic"/>
    </style:style>
    <style:style style:name="T5" style:family="text">
      <style:text-properties fo:font-size="11.5pt" style:font-size-asian="11.5pt" style:font-size-complex="11.5pt"/>
    </style:style>
    <style:style style:name="T6" style:family="text">
      <style:text-properties fo:font-size="11.5pt" fo:font-weight="bold" style:font-size-asian="11.5pt" style:font-weight-asian="bold" style:font-size-complex="11.5pt"/>
    </style:style>
    <style:style style:name="T7" style:family="text">
      <style:text-properties fo:background-color="transparent"/>
    </style:style>
    <style:style style:name="T8" style:family="text">
      <style:text-properties fo:background-color="#f1f1f1"/>
    </style:style>
    <style:style style:name="T9" style:family="text">
      <style:text-properties style:font-name="Times New Roman1" fo:font-size="12pt" fo:font-style="normal" fo:font-weight="normal"/>
    </style:style>
    <style:style style:name="T10" style:family="text">
      <style:text-properties style:font-name="Times New Roman" fo:font-size="12pt" fo:font-weight="bold" style:font-size-asian="12pt" style:font-weight-asian="bold" style:font-size-complex="12pt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DT: 07/01/2020</text:p>
      <text:p text:style-name="P1"/>
      <text:p text:style-name="P1"><text:span text:style-name="T1">Topic: Starting with HTML</text:span></text:p>
      <text:p text:style-name="P1"><text:span text:style-name="T1">-------------------------------------</text:span></text:p>
      <text:p text:style-name="P2"/>
      <text:list xml:id="list1403777339051343107" text:style-name="WWNum2">
        <text:list-item>
          <text:p text:style-name="P5"><text:span text:style-name="T1">Introduction to HTML</text:span></text:p>
          <text:list>
            <text:list-item>
              <text:p text:style-name="P7">HTML page structure</text:p>
            </text:list-item>
            <text:list-item>
              <text:p text:style-name="P7">Doctype declaration (associated meanings)</text:p>
            </text:list-item>
          </text:list>
        </text:list-item>
        <text:list-item>
          <text:p text:style-name="P5"><text:s/><text:span text:style-name="T1">HTML Basics</text:span></text:p>
          <text:list>
            <text:list-item>
              <text:p text:style-name="P7">HTML Tags</text:p>
            </text:list-item>
            <text:list-item>
              <text:p text:style-name="P7">HTML Elements</text:p>
              <text:list>
                <text:list-item>
                  <text:p text:style-name="P9">Note: HTML Elements with no content are called empty elements. Empty elements do not have an end tag, such as &lt;br&gt;. Empty elements can be closed in the opening tag like &lt;br /&gt;</text:p>
                </text:list-item>
              </text:list>
            </text:list-item>
            <text:list-item>
              <text:p text:style-name="P7">HTML Attributes</text:p>
            </text:list-item>
          </text:list>
        </text:list-item>
        <text:list-item>
          <text:p text:style-name="P5"><text:span text:style-name="T1">HTML Blocks</text:span></text:p>
          <text:list>
            <text:list-item>
              <text:p text:style-name="P7">&lt;div&gt;----block-level</text:p>
            </text:list-item>
            <text:list-item>
              <text:p text:style-name="P7">&lt;span&gt;----inline</text:p>
            </text:list-item>
          </text:list>
        </text:list-item>
        <text:list-item>
          <text:p text:style-name="P5"><text:span text:style-name="T1">HTML Lists</text:span></text:p>
          <text:list>
            <text:list-item>
              <text:p text:style-name="P7">Unordered lists</text:p>
              <text:list>
                <text:list-item>
                  <text:p text:style-name="P9">Css : list-style-type=”” values are: disc,circle,square,none</text:p>
                </text:list-item>
              </text:list>
            </text:list-item>
            <text:list-item>
              <text:p text:style-name="P7"><text:s/>Ordered lists</text:p>
              <text:list>
                <text:list-item>
                  <text:p text:style-name="P9">Css: type=”” value are: 1,A,a,I,i</text:p>
                </text:list-item>
              </text:list>
            </text:list-item>
            <text:list-item>
              <text:p text:style-name="P7">Description Lists: &lt;dl&gt;,&lt;dt&gt;,&lt;dd&gt;</text:p>
            </text:list-item>
          </text:list>
        </text:list-item>
        <text:list-item>
          <text:p text:style-name="P5"><text:span text:style-name="T1">HTML paragraphs,headings,hyperlink,filepath</text:span></text:p>
        </text:list-item>
        <text:list-item>
          <text:p text:style-name="P5"><text:span text:style-name="T1">HTML Tables</text:span></text:p>
        </text:list-item>
      </text:list>
      <text:p text:style-name="P1"/>
      <text:p text:style-name="P13"/>
      <text:p text:style-name="P1"/>
      <text:p text:style-name="P1"><text:span text:style-name="T1">Topic: Bootstrap</text:span></text:p>
      <text:p text:style-name="P1"><text:span text:style-name="T1">------------------------</text:span></text:p>
      <text:p text:style-name="P1"/>
      <text:list xml:id="list4010445869090059711" text:style-name="WWNum1">
        <text:list-item>
          <text:p text:style-name="P6"><text:span text:style-name="T1">Bootstrap textography</text:span></text:p>
        </text:list-item>
        <text:list-item>
          <text:p text:style-name="P6"><text:span text:style-name="T1">Bootstrap tables:</text:span></text:p>
          <text:list>
            <text:list-item>
              <text:p text:style-name="P8">Light padding and horizontal dividers---&gt;.table</text:p>
            </text:list-item>
            <text:list-item>
              <text:p text:style-name="P8">Striped rows-----&gt;.table-striped</text:p>
            </text:list-item>
            <text:list-item>
              <text:p text:style-name="P8">Bordered table----&gt;.table-bordered</text:p>
            </text:list-item>
            <text:list-item>
              <text:p text:style-name="P8">Hover rows-----&gt;.table-hover</text:p>
            </text:list-item>
            <text:list-item>
              <text:p text:style-name="P8">Condensed table (cutting cell padding in half)----&gt;.table-condensed</text:p>
            </text:list-item>
            <text:list-item>
              <text:p text:style-name="P8">Contextual rows---&gt;(used in tr)----&gt; .active, .success, .info, .warning, and .danger.</text:p>
            </text:list-item>
            <text:list-item>
              <text:p text:style-name="P8"><text:soft-page-break/>Responsive tables------&gt;table-responsive</text:p>
            </text:list-item>
          </text:list>
        </text:list-item>
        <text:list-item>
          <text:p text:style-name="P6"><text:span text:style-name="T1">Bootstrap Buttons:</text:span></text:p>
          <text:list>
            <text:list-item>
              <text:p text:style-name="P8">.btn, .btn-info, .btn-default, .btn-primary, .btn-success, .btn-info, .btn-warning, .btn-danger, .btn-link</text:p>
            </text:list-item>
            <text:list-item>
              <text:p text:style-name="P8">Button size: .btn-lg, .btn-sm, .btn-xs</text:p>
            </text:list-item>
            <text:list-item>
              <text:p text:style-name="P8">Block level button: takes the full width of the parent element---&gt;.btn-block</text:p>
            </text:list-item>
            <text:list-item>
              <text:p text:style-name="P8">Active/Disabled button: .active, .disabled</text:p>
            </text:list-item>
            <text:list-item>
              <text:p text:style-name="P8">Button Group: (used in div)---&gt; &lt;div class=”btn-group”&gt;...&lt;/div&gt;</text:p>
            </text:list-item>
            <text:list-item>
              <text:p text:style-name="P8">Button group size: instead of applying sizes to all button inside a group separately, apply to the div class &lt;div class=”btn-group <text:span text:style-name="T1">btn-group-lg</text:span>”&gt;&lt;/div&gt;</text:p>
            </text:list-item>
            <text:list-item>
              <text:p text:style-name="P8">Vertical button group: btn-group-vertical</text:p>
            </text:list-item>
            <text:list-item>
              <text:p text:style-name="P8">Justified button group: btn-group-justified (the group of buttons take full width of the parent element) ---&gt; &lt;div class=”btn-group <text:span text:style-name="T1">btn-group-justified</text:span>”&gt;...&lt;/div&gt;</text:p>
            </text:list-item>
            <text:list-item>
              <text:p text:style-name="P8">Nested button groups and dropdown menu (refer example)</text:p>
            </text:list-item>
            <text:list-item>
              <text:p text:style-name="P8">Split button dropdowns (refer to examples)</text:p>
            </text:list-item>
          </text:list>
        </text:list-item>
        <text:list-item>
          <text:p text:style-name="P6"><text:span text:style-name="T1">Bootstrap Images:</text:span></text:p>
          <text:list>
            <text:list-item>
              <text:p text:style-name="P8">Img-rounded, img-circle, img-thumbnail</text:p>
            </text:list-item>
          </text:list>
        </text:list-item>
        <text:list-item>
          <text:p text:style-name="P6"><text:span text:style-name="T1">Bootstrap Glyphicon:</text:span></text:p>
          <text:list>
            <text:list-item>
              <text:p text:style-name="P8">Syntax:&lt;span class="glyphicon glyphicon-<text:span text:style-name="T4">name</text:span>"&gt;&lt;/span&gt;</text:p>
            </text:list-item>
          </text:list>
        </text:list-item>
        <text:list-item>
          <text:p text:style-name="P6"><text:span text:style-name="T1">Bootstrap Badges and labels:</text:span></text:p>
          <text:list>
            <text:list-item>
              <text:p text:style-name="P8">Badges: Numbers assigned to tell how many links are asociated</text:p>
            </text:list-item>
            <text:list-item>
              <text:p text:style-name="P8">Labels: small names like(new, update, etc.) <text:s/></text:p>
            </text:list-item>
          </text:list>
        </text:list-item>
      </text:list>
      <text:p text:style-name="P2"/>
      <text:p text:style-name="P2"><text:span text:style-name="T1">Examples:</text:span></text:p>
      <text:p text:style-name="P2"><text:span text:style-name="T1">----------------</text:span></text:p>
      <text:p text:style-name="P2"><text:span text:style-name="T1">Basic Button:</text:span></text:p>
      <text:p text:style-name="P2">&lt;button type="button" class="btn"&gt;Basic&lt;/button&gt;</text:p>
      <text:p text:style-name="P2"><text:span text:style-name="T1">Default Button:</text:span></text:p>
      <text:p text:style-name="P2">&lt;button type="button" class="btn btn-default"&gt;Default&lt;/button&gt;</text:p>
      <text:p text:style-name="P2"><text:span text:style-name="T1">Primary button with small size:</text:span></text:p>
      <text:p text:style-name="P2">&lt;button type="button" class="btn btn-primary btn-sm"&gt;Small&lt;/button&gt;</text:p>
      <text:p text:style-name="P2"><text:span text:style-name="T1">Large block button:</text:span></text:p>
      <text:p text:style-name="P2">&lt;button type="button" class="btn btn-default btn-lg btn-block"&gt;Button 2&lt;/button&gt;</text:p>
      <text:p text:style-name="P2"><text:span text:style-name="T1">Button group:</text:span></text:p>
      <text:p text:style-name="P2">&lt;div class=”btn-group”&gt;</text:p>
      <text:p text:style-name="P2"><text:tab/>&lt;button type=”button” class=”btn btn-primary”&gt;Apple&lt;/button&gt;</text:p>
      <text:p text:style-name="P10">&lt;button type=”button” class=”btn btn-primary”&gt;Apple&lt;/button&gt;</text:p>
      <text:p text:style-name="P2">&lt;/div&gt;</text:p>
      <text:p text:style-name="P2"><text:span text:style-name="T1">Nested button groups and dropdown menus:</text:span></text:p>
      <text:p text:style-name="P2">&lt;div class=”btn-group”&gt;</text:p>
      <text:p text:style-name="P2"><text:tab/>&lt;button type=”button” class=”btn btn-primary”&gt;Apple&lt;/button&gt;</text:p>
      <text:p text:style-name="P2"><text:soft-page-break/><text:tab/>&lt;button type=”button” class=”btn btn-primary”&gt;Samsung&lt;/button&gt;</text:p>
      <text:p text:style-name="P2"><text:tab/>&lt;div class=”btn-group”&gt;</text:p>
      <text:p text:style-name="P2"><text:tab/><text:tab/>&lt;button type=”button” class=”btn btn-primary dropdown toggle” data-toggle=”dropdown”&gt;Sony&lt;span class=”caret”&gt;&lt;/span&gt;&lt;/button&gt;</text:p>
      <text:p text:style-name="P2">&lt;ul class=”dropdown-menu” role=”menu”&gt;</text:p>
      <text:p text:style-name="P2"><text:tab/>&lt;li&gt;&lt;a href=”#”&gt;Tablet&lt;/a&gt;&lt;/li&gt;</text:p>
      <text:p text:style-name="P2"><text:tab/>&lt;li&gt;&lt;a href=”#”&gt;Laptop&lt;/li&gt;</text:p>
      <text:p text:style-name="P2">&lt;/ul&gt;</text:p>
      <text:p text:style-name="P2">&lt;/div&gt;</text:p>
      <text:p text:style-name="P2">&lt;/div&gt;</text:p>
      <text:p text:style-name="P3"/>
      <text:p text:style-name="P2"><text:span text:style-name="T1">Split button dropdowns:</text:span></text:p>
      <text:p text:style-name="P2">&lt;div class=”btn-group”&gt;</text:p>
      <text:p text:style-name="P2"><text:tab/>&lt;button type=”button” class=”btn btn-primary dropdown toggle” data-toggle=”dropdown”&gt;</text:p>
      <text:p text:style-name="P2"><text:tab/>&lt;span class=”caret”&gt;&lt;/span&gt;</text:p>
      <text:p text:style-name="P2">&lt;/button&gt;</text:p>
      <text:p text:style-name="P2">&lt;ul class=”dropdown-menu” role=”menu”&gt;</text:p>
      <text:p text:style-name="P2"><text:tab/>&lt;li&gt;...&lt;/li&gt;</text:p>
      <text:p text:style-name="P2"><text:tab/>&lt;li&gt;...&lt;/li&gt;</text:p>
      <text:p text:style-name="P2">&lt;/ul&gt;</text:p>
      <text:p text:style-name="P2">&lt;/div&gt;</text:p>
      <text:p text:style-name="P2"/>
      <text:p text:style-name="P4"><text:span text:style-name="T1"/></text:p>
      <text:p text:style-name="P19"><text:span text:style-name="T1"/></text:p>
      <text:p text:style-name="P19"><text:bookmark text:name="docs-internal-guid-c31c17e6-7fff-54fb-ccd4-05256e7f9499"/><text:span text:style-name="T2">Topic: Starting with bootstrap</text:span></text:p>
      <text:p text:style-name="P14">-------------------------------------------</text:p>
      <text:list xml:id="list4964028356818156833" text:style-name="L1">
        <text:list-item>
          <text:p text:style-name="P15">Creating 1st page with bootstrap:</text:p>
          <text:list>
            <text:list-item>
              <text:p text:style-name="P15">Add html5 doctype</text:p>
            </text:list-item>
            <text:list-item>
              <text:p text:style-name="P15">Add meta inside head tag:</text:p>
              <text:list>
                <text:list-item>
                  <text:p text:style-name="P15">&lt;meta name="viewport" content="width=device-width, initial-scale=1"&gt; (for proper zooming, touch zooming)</text:p>
                </text:list-item>
                <text:list-item>
                  <text:p text:style-name="P15">width=device-width---&gt; takes width of the device</text:p>
                </text:list-item>
                <text:list-item>
                  <text:p text:style-name="P15">initial-scale=1---&gt; initial zoom level is same as the page loading</text:p>
                </text:list-item>
              </text:list>
            </text:list-item>
            <text:list-item>
              <text:p text:style-name="P15">Adding container:</text:p>
              <text:list>
                <text:list-item>
                  <text:p text:style-name="P15">.container: responsive width container</text:p>
                </text:list-item>
                <text:list-item>
                  <text:p text:style-name="P15">.container-fluid: responsive full width container</text:p>
                </text:list-item>
              </text:list>
            </text:list-item>
          </text:list>
        </text:list-item>
        <text:list-item>
          <text:p text:style-name="P15"><text:soft-page-break/>Bootstrap forms:</text:p>
          <text:list>
            <text:list-item>
              <text:p text:style-name="P15">Bootstrap provides 3 types of layouts:</text:p>
              <text:list>
                <text:list-item>
                  <text:p text:style-name="P15">Vertical</text:p>
                  <text:list>
                    <text:list-item>
                      <text:p text:style-name="P15">Wrap the form contents in a div and give a class=”form-group”</text:p>
                    </text:list-item>
                    <text:list-item>
                      <text:p text:style-name="P15">Add form-control to each input,textarea,select</text:p>
                    </text:list-item>
                  </text:list>
                </text:list-item>
                <text:list-item>
                  <text:p text:style-name="P15">Horizontal</text:p>
                  <text:list>
                    <text:list-item>
                      <text:p text:style-name="P16"><text:span text:style-name="T7">Add class </text:span><text:span text:style-name="T8">.form-horizontal</text:span><text:span text:style-name="T7"> to the </text:span><text:span text:style-name="T8">&lt;form&gt;</text:span><text:span text:style-name="T7"> element</text:span></text:p>
                    </text:list-item>
                    <text:list-item>
                      <text:p text:style-name="P16"><text:span text:style-name="T7">Add class </text:span><text:span text:style-name="T8">.control-label</text:span><text:span text:style-name="T7"> to all </text:span><text:span text:style-name="T8">&lt;label&gt;</text:span><text:span text:style-name="T7"> elements</text:span></text:p>
                    </text:list-item>
                  </text:list>
                </text:list-item>
                <text:list-item>
                  <text:p text:style-name="P15">Inline</text:p>
                  <text:list>
                    <text:list-item>
                      <text:p text:style-name="P15">Add form-inline to the form element</text:p>
                    </text:list-item>
                    <text:list-item>
                      <text:p text:style-name="P15">Add form-group for each label and input field</text:p>
                    </text:list-item>
                  </text:list>
                </text:list-item>
              </text:list>
            </text:list-item>
            <text:list-item>
              <text:p text:style-name="P15">Bootstrap inputs:</text:p>
              <text:list>
                <text:list-item>
                  <text:p text:style-name="P15">checkbox--&gt;class=”checkbox”</text:p>
                </text:list-item>
                <text:list-item>
                  <text:p text:style-name="P15">radio----&gt;class=”radio”</text:p>
                </text:list-item>
                <text:list-item>
                  <text:p text:style-name="P15">Input-group, input-group-addon---&gt;adds icon to the input field for help</text:p>
                </text:list-item>
              </text:list>
            </text:list-item>
          </text:list>
        </text:list-item>
        <text:list-item>
          <text:p text:style-name="P15">Bootstrap Grid Systems:</text:p>
          <text:list>
            <text:list-item>
              <text:p text:style-name="P15">Total span=12 </text:p>
            </text:list-item>
            <text:list-item>
              <text:p text:style-name="P15">So, to create the layout you want, create a container (&lt;div class="container"&gt;). Next, create a row (&lt;div class="row"&gt;). Then, add the desired number of columns (tags with appropriate .col-*-* classes). Note that numbers in .col-*-* should always add up to 12 for each row.</text:p>
              <text:list>
                <text:list-item>
                  <text:p text:style-name="P15">E.g, → &lt;div class="container"&gt;</text:p>
                </text:list-item>
              </text:list>
            </text:list-item>
          </text:list>
        </text:list-item>
      </text:list>
      <text:p text:style-name="P17">  <text:span text:style-name="T9">&lt;div class="row"&gt;</text:span></text:p>
      <text:p text:style-name="P17">    <text:span text:style-name="T9">&lt;div class="col-*-*"&gt;&lt;/div&gt;</text:span></text:p>
      <text:p text:style-name="P17">    <text:span text:style-name="T9">&lt;div class="col-*-*"&gt;&lt;/div&gt;</text:span></text:p>
      <text:p text:style-name="P17">  <text:span text:style-name="T9">&lt;/div&gt;</text:span></text:p>
      <text:p text:style-name="P17">  <text:span text:style-name="T9">&lt;div class="row"&gt;</text:span></text:p>
      <text:p text:style-name="P17">    <text:span text:style-name="T9">&lt;div class="col-*-*"&gt;&lt;/div&gt;</text:span></text:p>
      <text:p text:style-name="P17">    <text:span text:style-name="T9">&lt;div class="col-*-*"&gt;&lt;/div&gt;</text:span></text:p>
      <text:p text:style-name="P17">    <text:span text:style-name="T9">&lt;div class="col-*-*"&gt;&lt;/div&gt;</text:span></text:p>
      <text:p text:style-name="P17">  <text:span text:style-name="T9">&lt;/div&gt;</text:span></text:p>
      <text:p text:style-name="P17">  <text:span text:style-name="T9">&lt;div class="row"&gt;...</text:span></text:p>
      <text:p text:style-name="P18">&lt;/div&gt;</text:p>
      <text:p text:style-name="P18">&lt;/div&gt;</text:p>
      <text:p text:style-name="Text_20_body"><text:soft-page-break/><text:line-break/></text:p>
      <text:p text:style-name="P2"/>
      <text:p text:style-name="P2"/>
      <text:p text:style-name="P2"/>
      <text:p text:style-name="P2"/>
      <text:p text:style-name="P11"/>
      <text:p text:style-name="P2"><text:s text:c="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/>
    <style:font-face style:name="Arial3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adornments="Italic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0-01-10T18:30:17.85</dc:date>
    <dc:creator>Nirlipta Das</dc:creator>
    <meta:generator>OpenOffice/4.1.1$Win32 OpenOffice.org_project/411m6$Build-9775</meta:generator>
    <meta:document-statistic meta:table-count="0" meta:image-count="0" meta:object-count="0" meta:page-count="5" meta:paragraph-count="132" meta:word-count="641" meta:character-count="5073"/>
    <meta:editing-duration>PT6H4M57S</meta:editing-duration>
    <meta:editing-cycles>1</meta:editing-cycles>
  </office:meta>
</office:document-meta>
</file>